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officeooo:rsid="001405ea" officeooo:paragraph-rsid="001405ea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2098a2" officeooo:paragraph-rsid="0031a275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rsid="002098a2" officeooo:paragraph-rsid="002098a2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15c4c6" officeooo:paragraph-rsid="0015c4c6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24d7e9" officeooo:paragraph-rsid="0024d7e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1769f7" officeooo:paragraph-rsid="001769f7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c68cf" officeooo:paragraph-rsid="001c68cf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2a9582" officeooo:paragraph-rsid="002a9582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2ba1e6" officeooo:paragraph-rsid="002ba1e6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2ba1e6" officeooo:paragraph-rsid="002d623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2ba1e6" officeooo:paragraph-rsid="002f0c00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38e62f" officeooo:paragraph-rsid="0038e62f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officeooo:rsid="002d6237" officeooo:paragraph-rsid="002d6237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officeooo:rsid="002ee91d" officeooo:paragraph-rsid="002ee91d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officeooo:rsid="003b711e" officeooo:paragraph-rsid="003b711e" style:font-size-asian="11pt" style:font-size-complex="11pt"/>
    </style:style>
    <style:style style:name="P16" style:family="paragraph" style:parent-style-name="Preformatted_20_Text">
      <style:paragraph-properties fo:text-align="justify" style:justify-single-word="false"/>
      <style:text-properties fo:font-size="11pt" officeooo:rsid="0020facf" officeooo:paragraph-rsid="00331824" style:font-size-asian="11pt" style:font-size-complex="11pt"/>
    </style:style>
    <style:style style:name="T1" style:family="text">
      <style:text-properties officeooo:rsid="0015c4c6"/>
    </style:style>
    <style:style style:name="T2" style:family="text">
      <style:text-properties officeooo:rsid="001f7dc4"/>
    </style:style>
    <style:style style:name="T3" style:family="text">
      <style:text-properties officeooo:rsid="0020facf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9369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a8863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98c1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a1e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99d31" style:font-style-asian="italic" style:font-weight-asian="bold" style:font-style-complex="italic" style:font-weight-complex="bold"/>
    </style:style>
    <style:style style:name="T10" style:family="text">
      <style:text-properties officeooo:rsid="001e4b9b"/>
    </style:style>
    <style:style style:name="T11" style:family="text">
      <style:text-properties officeooo:rsid="002098a2"/>
    </style:style>
    <style:style style:name="T12" style:family="text">
      <style:text-properties officeooo:rsid="0022aea5"/>
    </style:style>
    <style:style style:name="T13" style:family="text">
      <style:text-properties officeooo:rsid="00254e9c"/>
    </style:style>
    <style:style style:name="T14" style:family="text">
      <style:text-properties officeooo:rsid="0027db25"/>
    </style:style>
    <style:style style:name="T15" style:family="text">
      <style:text-properties officeooo:rsid="002a9582"/>
    </style:style>
    <style:style style:name="T16" style:family="text">
      <style:text-properties officeooo:rsid="002d6237"/>
    </style:style>
    <style:style style:name="T17" style:family="text">
      <style:text-properties officeooo:rsid="0031a275"/>
    </style:style>
    <style:style style:name="T18" style:family="text">
      <style:text-properties officeooo:rsid="003309ab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officeooo:rsid="00331824"/>
    </style:style>
    <style:style style:name="T21" style:family="text">
      <style:text-properties style:font-name="Liberation Serif" officeooo:rsid="003b711e"/>
    </style:style>
    <style:style style:name="T22" style:family="text">
      <style:text-properties style:font-name="Liberation Serif" officeooo:rsid="003bd199"/>
    </style:style>
    <style:style style:name="T23" style:family="text">
      <style:text-properties officeooo:rsid="0034ec6f"/>
    </style:style>
    <style:style style:name="T24" style:family="text">
      <style:text-properties officeooo:rsid="00354187"/>
    </style:style>
    <style:style style:name="T25" style:family="text">
      <style:text-properties officeooo:rsid="003bd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periment Script:</text:p>
      <text:p text:style-name="P15"/>
      <text:p text:style-name="P1">In this study, we are collecting data to evaluate a novel algorithm that we developed for this assistive robotic arm. </text:p>
      <text:p text:style-name="P1"/>
      <text:p text:style-name="P1">You will be seated in our wheelchair and you will use two different interfaces to control the robotic <text:span text:style-name="T17">arm:</text:span>a 2-axis joystick and a switch based head-array which you will control using your head. </text:p>
      <text:p text:style-name="P1"/>
      <text:p text:style-name="P2">The session will last approximately 2 hours. <text:span text:style-name="T2">If you agree to participate in this study, you can read and sign this consent form.</text:span></text:p>
      <text:p text:style-name="P3"/>
      <text:p text:style-name="P4">Let me first explain how you control the robot <text:span text:style-name="T18">using the interface</text:span>. The 'hand' of the robot is able to move in left-right, front-back and up-down directions. Furthermore, the wrist is able to perform three different types of rotations that is <text:span text:style-name="T3">whether it is bent left or right, angled up or down, or rotated left or right.</text:span>as well. However using the control interface you will be able to control only a few directions at a time. </text:p>
      <text:p text:style-name="P4"/>
      <text:p text:style-name="P4">The 2-axis joystick has 4 different control modes <text:span text:style-name="T23">(Explain the mappings)</text:span>. You can use these buttons to switch between the modes as and when needed. </text:p>
      <text:p text:style-name="P4">With the head array you can only control one mode at a time. You can use the switch at the back of you head to cycle through these modes. <text:span text:style-name="T11">The switches on the sides are used to move the robot in both directions in the selected mode. </text:span></text:p>
      <text:p text:style-name="P4">The light display will help you keep track of which <text:span text:style-name="T12">directions are</text:span> active at any point in time. </text:p>
      <text:p text:style-name="P4"/>
      <text:p text:style-name="P16"><text:span text:style-name="T21">When controlling the robot, please be mindful </text:span><text:span text:style-name="T19">that the arm has limitations because of the joints. Be careful not to hit the arm with itself </text:span><text:span text:style-name="T20">especially when it is very close to its base. Be careful not to</text:span><text:span text:style-name="T19"> hit an object (the arm will bounce off if it hits the table or hard su</text:span><text:span text:style-name="T22">r</text:span><text:span text:style-name="T19">face). Be careful with the fingers. If you have any questions, just ask. </text:span></text:p>
      <text:p text:style-name="P4"/>
      <text:p text:style-name="P5">You will be performing two types of testing task<text:span text:style-name="T25">s</text:span>. But before that, i<text:span text:style-name="T1">n order for you to get familiar with the functionalities of the control interface and robot, first we will go through a training period in which you will control the robot using both interfaces. This training period consists of a few different phases which will expose the various behaviors and functionalities of the robot one at a time. </text:span></text:p>
      <text:p text:style-name="P4"/>
      <text:p text:style-name="P6">First you will use ____ (joystick or head-array) to operate the robot manually to perform a reaching motion towards this plate as if you are going to pick it up. <text:span text:style-name="T24">This is so that you get a good idea of how to use the interface to control the movement of the robot. </text:span></text:p>
      <text:p text:style-name="P6">You can repeat it one more time, now from a different starting position. </text:p>
      <text:p text:style-name="P12"/>
      <text:p text:style-name="P6">Now we will <text:span text:style-name="T13">see what it is like for the robot to help you perform this task. (Demonstrate blending). </text:span></text:p>
      <text:p text:style-name="P12"/>
      <text:p text:style-name="P6">Now we are going to introduce multiple objects. When there are multiple objects, the robot needs to have a good idea of which one of the objects you are going for before it can step in and provide <text:span text:style-name="T14">help</text:span>. <text:span text:style-name="T4">By pressing this button </text:span><text:span text:style-name="T5">(pointing to button)</text:span><text:span text:style-name="T4"> on the joystick interface, <text:s/></text:span><text:span text:style-name="T7">you can help </text:span><text:span text:style-name="T6">the robot </text:span><text:span text:style-name="T7">to pick </text:span><text:span text:style-name="T6">a control mode for you, which the robot thinks might be useful for figuring out which object you are going for. </text:span><text:span text:style-name="T8">Note that the mode selected by the robot may be the mode that you are currently in </text:span><text:span text:style-name="T9">in which case you won't notice a change in the light display. </text:span></text:p>
      <text:p text:style-name="P6"><text:span text:style-name="T6"/></text:p>
      <text:p text:style-name="P7">You can try it out now for this configuration of objects. <text:span text:style-name="T15">The objects are spread out by a great amount in the left-right direction. </text:span></text:p>
      <text:p text:style-name="P8">(They do it)</text:p>
      <text:p text:style-name="P7">Would you like to try it again? </text:p>
      <text:p text:style-name="P7"/>
      <text:p text:style-name="P8">We will try this again for a different configuration of objects. In this configuration the objects are very close to each other. However the orientations of the wrist are drastically different for the two end positions. </text:p>
      <text:p text:style-name="P7"><text:soft-page-break/></text:p>
      <text:p text:style-name="P7">Now we will repeat the same <text:span text:style-name="T10">training </text:span>phases using ____(head array or joystick). </text:p>
      <text:p text:style-name="P7"/>
      <text:p text:style-name="P9">Now the training phase is over.</text:p>
      <text:p text:style-name="P9">We will now commence with the testing. </text:p>
      <text:p text:style-name="P9"/>
      <text:p text:style-name="P13">Task 1: </text:p>
      <text:p text:style-name="P10">In this task, there are 5 different objects in the scene. A total of 16 trials will be recorded. You will perform 8 trials using the joystick and 8 trials using the head array. <text:span text:style-name="T25">There will be two types of trials. </text:span></text:p>
      <text:p text:style-name="P10"><text:span text:style-name="T16">Type 1: In which you will NOT press the button (point at the button). Type 2: In which you are required to press the button at least ONCE during the trial. </text:span></text:p>
      <text:p text:style-name="P13"/>
      <text:p text:style-name="P10">At the beginning of each trial I will restart the robot from a different <text:span text:style-name="T16">home</text:span> position, <text:s/><text:span text:style-name="T16">I will specify which object you should be going for, I will randomly pick a starting control mode and I will specify what type of trial you will be performing. </text:span></text:p>
      <text:p text:style-name="P10"/>
      <text:p text:style-name="P13">Task 2:</text:p>
      <text:p text:style-name="P10"/>
      <text:p text:style-name="P14">In this task the robot's hand is fitted with a cup and you will be performing pouring motions into one of the two bowls. However, after the pouring motion is done, you <text:span text:style-name="T25">also</text:span> have <text:span text:style-name="T25">to</text:span> place the cup in a specified location in a specified orientation. <text:span text:style-name="T25">Therefore there are multiple stages to each trial. The bowls and locations are marked using the alphabets ABCD. </text:span></text:p>
      <text:p text:style-name="P14"/>
      <text:p text:style-name="P14">Once again, we will collect a total of 16 trials. You will performance 8 trials each using the joystick and head array. </text:p>
      <text:p text:style-name="P11"><text:span text:style-name="T16">Type 1: In which you will NOT press the button (point at the button) during the ENTIRE trial. Type 2: In which you are required to press the button at least ONCE during each stage of the trial. </text:span></text:p>
      <text:p text:style-name="P11"/>
      <text:p text:style-name="P11">At the beginning of each trial I will restart the robot from a different <text:span text:style-name="T16">home</text:span> position, <text:s/><text:span text:style-name="T16">I will specify which bowl you should be going for, and which target location you would be placing the cup after puring. I will randomly pick a starting control mode and I will specify what type of trial you will be performing as well. 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3:30:02.698366248</meta:creation-date>
    <dc:date>2017-11-18T00:49:45.858026541</dc:date>
    <meta:editing-duration>PT1H16M33S</meta:editing-duration>
    <meta:editing-cycles>38</meta:editing-cycles>
    <meta:generator>LibreOffice/4.2.8.2$Linux_X86_64 LibreOffice_project/420m0$Build-2</meta:generator>
    <meta:document-statistic meta:table-count="0" meta:image-count="0" meta:object-count="0" meta:page-count="2" meta:paragraph-count="30" meta:word-count="973" meta:character-count="5294" meta:non-whitespace-character-count="4323"/>
  </office:meta>
</office:document-meta>
</file>